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0000000978BDF65AA5E5F135F.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Nimbus Sans', Helvetica, Arial, sans-serif"/>
    <style:font-face style:name="Oswald" svg:font-family="Oswald, arial, sans-serif"/>
    <style:font-face style:name="apple-system" svg:font-family="apple-system, BlinkMacSystemFont, 'Segoe UI', Helvetica, Arial, sans-serif"/>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MP0">
      <style:table-properties style:width="19.002cm" fo:margin-left="-0.51cm" style:page-number="auto" table:align="left"/>
    </style:style>
    <style:style style:name="Table1.A" style:family="table-column">
      <style:table-column-properties style:column-width="2.986cm"/>
    </style:style>
    <style:style style:name="Table1.B" style:family="table-column">
      <style:table-column-properties style:column-width="6.514cm"/>
    </style:style>
    <style:style style:name="Table1.C" style:family="table-column">
      <style:table-column-properties style:column-width="9.502cm"/>
    </style:style>
    <style:style style:name="Table1.A1" style:family="table-cell">
      <style:table-cell-properties fo:padding-left="0.191cm" fo:padding-right="0.191cm" fo:padding-top="0cm" fo:padding-bottom="0cm" fo:border="0.5pt solid #000000" style:writing-mode="lr-tb"/>
    </style:style>
    <style:style style:name="Table1.B1" style:family="table-cell">
      <style:table-cell-properties style:vertical-align="middle" fo:padding-left="0.191cm" fo:padding-right="0.191cm" fo:padding-top="0cm" fo:padding-bottom="0cm" fo:border="0.5pt solid #000000" style:writing-mode="lr-tb"/>
    </style:style>
    <style:style style:name="Table1.A2" style:family="table-cell">
      <style:table-cell-properties fo:padding-left="0.191cm" fo:padding-right="0.191cm" fo:padding-top="0cm" fo:padding-bottom="0cm" fo:border-left="0.5pt solid #000000" fo:border-right="none" fo:border-top="none" fo:border-bottom="0.5pt solid #000000" style:writing-mode="lr-tb"/>
    </style:style>
    <style:style style:name="Table1.C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8.44cm" fo:margin-left="0cm" table:align="left"/>
    </style:style>
    <style:style style:name="Table2.A" style:family="table-column">
      <style:table-column-properties style:column-width="6.35cm"/>
    </style:style>
    <style:style style:name="Table2.B" style:family="table-column">
      <style:table-column-properties style:column-width="12.09cm"/>
    </style:style>
    <style:style style:name="Table2.1" style:family="table-row">
      <style:table-row-properties style:row-height="1.406cm" style:use-optimal-row-height="false"/>
    </style:style>
    <style:style style:name="Table2.A1" style:family="table-cell">
      <style:table-cell-properties fo:padding="0.097cm" fo:border="none" style:writing-mode="lr-tb"/>
    </style:style>
    <style:style style:name="Table2.B1" style:family="table-cell">
      <style:table-cell-properties fo:padding="0.097cm" fo:border-left="none" fo:border-right="none" fo:border-top="none" fo:border-bottom="0.25pt solid #000000" style:writing-mode="lr-tb"/>
    </style:style>
    <style:style style:name="Table2.2" style:family="table-row">
      <style:table-row-properties style:row-height="1.52cm" style:use-optimal-row-height="false"/>
    </style:style>
    <style:style style:name="Table2.3" style:family="table-row">
      <style:table-row-properties style:row-height="1.397cm" style:use-optimal-row-height="false"/>
    </style:style>
    <style:style style:name="Table2.6" style:family="table-row">
      <style:table-row-properties style:row-height="1.381cm" style:use-optimal-row-height="false"/>
    </style:style>
    <style:style style:name="Table2.7" style:family="table-row">
      <style:table-row-properties style:row-height="1.431cm" style:use-optimal-row-height="false"/>
    </style:style>
    <style:style style:name="Table2.8" style:family="table-row">
      <style:table-row-properties style:row-height="1.408cm" style:use-optimal-row-height="false"/>
    </style:style>
    <style:style style:name="Table2.9" style:family="table-row">
      <style:table-row-properties style:row-height="1.395cm" style:use-optimal-row-height="false"/>
    </style:style>
    <style:style style:name="Table2.10" style:family="table-row">
      <style:table-row-properties style:row-height="1.577cm" style:use-optimal-row-height="false"/>
    </style:style>
    <style:style style:name="Table2.11" style:family="table-row">
      <style:table-row-properties style:row-height="1.27cm" style:use-optimal-row-height="false"/>
    </style:style>
    <style:style style:name="Table3" style:family="table">
      <style:table-properties style:width="18.399cm" style:rel-width="100%" table:align="left"/>
    </style:style>
    <style:style style:name="Table3.A" style:family="table-column">
      <style:table-column-properties style:column-width="1.688cm" style:rel-column-width="6010*"/>
    </style:style>
    <style:style style:name="Table3.B" style:family="table-column">
      <style:table-column-properties style:column-width="1.866cm" style:rel-column-width="6646*"/>
    </style:style>
    <style:style style:name="Table3.G" style:family="table-column">
      <style:table-column-properties style:column-width="2.438cm" style:rel-column-width="8684*"/>
    </style:style>
    <style:style style:name="Table3.I" style:family="table-column">
      <style:table-column-properties style:column-width="2.505cm" style:rel-column-width="8921*"/>
    </style:style>
    <style:style style:name="Table3.A1" style:family="table-cell">
      <style:table-cell-properties style:vertical-align="middle" fo:padding="0cm" fo:border="none"/>
    </style:style>
    <style:style style:name="P1" style:family="paragraph" style:parent-style-name="Normal">
      <style:paragraph-properties fo:margin-left="0.067cm" fo:margin-right="0cm" fo:text-align="center" style:justify-single-word="false" fo:orphans="2" fo:widows="2" fo:hyphenation-ladder-count="no-limit" fo:text-indent="0cm" style:auto-text-indent="false" fo:break-before="page" style:vertical-align="auto">
        <style:tab-stops/>
      </style:paragraph-properties>
      <style:text-properties fo:hyphenate="true"/>
    </style:style>
    <style:style style:name="P2"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fo:hyphenate="true"/>
    </style:style>
    <style:style style:name="P3"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style:font-name="Arial" fo:font-size="10pt" fo:language="es" fo:country="MX" style:letter-kerning="false" style:font-name-asian="Calibri" style:font-size-asian="10pt" style:language-asian="en" style:country-asian="US" style:font-name-complex="Times New Roman" style:font-size-complex="10pt" style:language-complex="ar" style:country-complex="SA" fo:hyphenate="true"/>
    </style:style>
    <style:style style:name="P4"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style:font-name="Arial" fo:language="es" fo:country="MX" style:letter-kerning="false" style:font-name-asian="Calibri" style:language-asian="en" style:country-asian="US" style:font-name-complex="Times New Roman" style:language-complex="ar" style:country-complex="SA" fo:hyphenate="true"/>
    </style:style>
    <style:style style:name="P5"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style:font-name="Calibri" fo:font-size="10pt" fo:language="es" fo:country="MX" style:letter-kerning="false" style:font-name-asian="Calibri" style:font-size-asian="10pt" style:language-asian="en" style:country-asian="US" style:font-name-complex="Times New Roman" style:font-size-complex="10pt" style:language-complex="ar" style:country-complex="SA" fo:hyphenate="true"/>
    </style:style>
    <style:style style:name="P6" style:family="paragraph" style:parent-style-name="Normal">
      <style:paragraph-properties fo:text-align="center" style:justify-single-word="false" fo:orphans="2" fo:widows="2" fo:hyphenation-ladder-count="no-limit" style:vertical-align="auto"/>
      <style:text-properties style:font-name="Calibri Light" fo:font-size="16pt" fo:language="es" fo:country="MX" style:letter-kerning="false" style:font-name-asian="Times New Roman" style:font-size-asian="16pt" style:language-asian="en" style:country-asian="US" style:font-name-complex="Times New Roman" style:font-size-complex="22pt" style:language-complex="ar" style:country-complex="SA" fo:hyphenate="true"/>
    </style:style>
    <style:style style:name="P7" style:family="paragraph" style:parent-style-name="Normal">
      <style:paragraph-properties fo:text-align="center" style:justify-single-word="false" fo:orphans="2" fo:widows="2" fo:hyphenation-ladder-count="no-limit" style:vertical-align="auto"/>
      <style:text-properties style:font-name="Arial" fo:font-size="16pt" fo:language="es" fo:country="MX" fo:font-weight="bold" style:letter-kerning="false" style:font-name-asian="Times New Roman" style:font-size-asian="16pt" style:language-asian="en" style:country-asian="US" style:font-weight-asian="bold" style:font-name-complex="Arial" style:font-size-complex="16pt" style:language-complex="ar" style:country-complex="SA" fo:hyphenate="true"/>
    </style:style>
    <style:style style:name="P8" style:family="paragraph" style:parent-style-name="Normal">
      <style:paragraph-properties fo:text-align="center" style:justify-single-word="false" fo:orphans="2" fo:widows="2" fo:hyphenation-ladder-count="no-limit" style:vertical-align="auto"/>
      <style:text-properties style:font-name="Calibri" fo:font-size="11pt" fo:language="es" fo:country="MX" style:letter-kerning="false" style:font-name-asian="Calibri" style:font-size-asian="11pt" style:language-asian="en" style:country-asian="US" style:font-name-complex="Times New Roman" style:font-size-complex="11pt" style:language-complex="ar" style:country-complex="SA" fo:hyphenate="true"/>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36pt" fo:language="es" fo:country="MX" style:font-size-asian="36pt" style:font-size-complex="36pt"/>
    </style:style>
    <style:style style:name="P11" style:family="paragraph" style:parent-style-name="Standard">
      <style:paragraph-properties fo:margin-left="1.109cm" fo:margin-right="0cm" fo:text-align="end" style:justify-single-word="false" fo:text-indent="0cm" style:auto-text-indent="false">
        <style:tab-stops/>
      </style:paragraph-properties>
      <style:text-properties fo:color="#000000" style:font-name="Cambria" fo:font-size="15pt" fo:font-style="italic" style:font-size-asian="15pt" style:font-style-asian="italic"/>
    </style:style>
    <style:style style:name="P12" style:family="paragraph" style:parent-style-name="Standard">
      <style:paragraph-properties fo:margin-left="1.109cm" fo:margin-right="0cm" fo:text-align="end" style:justify-single-word="false" fo:text-indent="0cm" style:auto-text-indent="false">
        <style:tab-stops/>
      </style:paragraph-properties>
    </style:style>
    <style:style style:name="P13" style:family="paragraph" style:parent-style-name="Table_20_Contents">
      <style:paragraph-properties fo:margin-left="1.109cm" fo:margin-right="0cm" fo:text-indent="0cm" style:auto-text-indent="false">
        <style:tab-stops/>
      </style:paragraph-properties>
    </style:style>
    <style:style style:name="P14" style:family="paragraph" style:parent-style-name="Cambria">
      <style:paragraph-properties fo:margin-left="1.109cm" fo:margin-right="0cm" fo:text-align="end" style:justify-single-word="false" fo:text-indent="0cm" style:auto-text-indent="false">
        <style:tab-stops/>
      </style:paragraph-properties>
      <style:text-properties fo:color="#000000" style:font-name="Cambria" fo:font-size="15pt" fo:font-style="italic" style:font-size-asian="15pt" style:font-style-asian="italic"/>
    </style:style>
    <style:style style:name="P15" style:family="paragraph" style:parent-style-name="Text_20_body">
      <style:text-properties fo:font-variant="normal" fo:text-transform="none" fo:color="#111111" style:font-name="Liberation Serif" fo:font-size="12pt" fo:letter-spacing="normal" fo:font-style="normal" fo:font-weight="normal" officeooo:rsid="0005a2b0" officeooo:paragraph-rsid="00095e6c" style:font-size-asian="12pt" style:font-size-complex="12pt"/>
    </style:style>
    <style:style style:name="P16" style:family="paragraph" style:parent-style-name="Text_20_body">
      <style:text-properties style:font-name="Liberation Serif" officeooo:paragraph-rsid="00095e6c"/>
    </style:style>
    <style:style style:name="P17" style:family="paragraph" style:parent-style-name="Text_20_body">
      <style:text-properties officeooo:paragraph-rsid="00095e6c"/>
    </style:style>
    <style:style style:name="P18" style:family="paragraph" style:parent-style-name="Text_20_body">
      <style:text-properties fo:font-weight="bold" officeooo:paragraph-rsid="00095e6c" style:font-weight-asian="bold" style:font-weight-complex="bold"/>
    </style:style>
    <style:style style:name="P19" style:family="paragraph" style:parent-style-name="Text_20_body">
      <style:text-properties fo:color="#000000" fo:font-style="normal" style:text-underline-style="none" fo:font-weight="normal" officeooo:paragraph-rsid="00095e6c" style:font-style-asian="normal" style:font-weight-asian="normal" style:font-style-complex="normal" style:font-weight-complex="normal"/>
    </style:style>
    <style:style style:name="P20" style:family="paragraph" style:parent-style-name="Text_20_body">
      <style:paragraph-properties fo:margin-left="0cm" fo:margin-right="0cm" fo:margin-top="0.37cm" fo:margin-bottom="0.37cm" loext:contextual-spacing="false" style:line-height-at-least="0.568cm" fo:text-indent="0cm" style:auto-text-indent="false" fo:padding="0cm" fo:border="none"/>
      <style:text-properties fo:font-variant="normal" fo:text-transform="none" fo:color="#111111" style:font-name="Liberation Serif" fo:font-size="12pt" fo:letter-spacing="normal" officeooo:paragraph-rsid="00095e6c" style:font-size-asian="12pt" style:font-size-complex="12pt"/>
    </style:style>
    <style:style style:name="P21" style:family="paragraph" style:parent-style-name="Text_20_body">
      <style:paragraph-properties fo:margin-left="0cm" fo:margin-right="0cm" fo:margin-top="0.37cm" fo:margin-bottom="0.37cm" loext:contextual-spacing="false" style:line-height-at-least="0.568cm" fo:text-indent="0cm" style:auto-text-indent="false" fo:padding="0cm" fo:border="none"/>
      <style:text-properties fo:font-variant="normal" fo:text-transform="none" fo:color="#111111" style:font-name="Liberation Serif" fo:font-size="12pt" fo:letter-spacing="normal" fo:font-style="normal" fo:font-weight="normal" officeooo:paragraph-rsid="00095e6c" style:font-size-asian="12pt" style:font-size-complex="12pt"/>
    </style:style>
    <style:style style:name="P22" style:family="paragraph" style:parent-style-name="Text_20_body">
      <style:paragraph-properties fo:margin-left="0cm" fo:margin-right="0cm" fo:margin-top="0cm" fo:margin-bottom="0.37cm" loext:contextual-spacing="false" fo:line-height="180%" fo:text-indent="0cm" style:auto-text-indent="false" fo:padding="0cm" fo:border="none"/>
      <style:text-properties officeooo:paragraph-rsid="00095e6c"/>
    </style:style>
    <style:style style:name="P23" style:family="paragraph" style:parent-style-name="Text_20_body">
      <style:paragraph-properties fo:margin-left="0cm" fo:margin-right="0cm" fo:margin-top="0cm" fo:margin-bottom="0.37cm" loext:contextual-spacing="false" fo:line-height="180%" fo:text-indent="0cm" style:auto-text-indent="false" fo:padding="0cm" fo:border="none"/>
      <style:text-properties style:font-name="Liberation Serif" fo:font-size="12pt" officeooo:paragraph-rsid="00095e6c" style:font-size-asian="12pt" style:font-size-complex="12pt"/>
    </style:style>
    <style:style style:name="P24" style:family="paragraph" style:parent-style-name="Text_20_body" style:list-style-name="L1">
      <style:paragraph-properties fo:margin-left="0cm" fo:margin-right="0cm" fo:margin-top="0cm" fo:margin-bottom="0.173cm" loext:contextual-spacing="false" fo:line-height="140%" fo:text-indent="0cm" style:auto-text-indent="false" fo:padding="0cm" fo:border="none"/>
      <style:text-properties officeooo:paragraph-rsid="00095e6c"/>
    </style:style>
    <style:style style:name="P25" style:family="paragraph" style:parent-style-name="Text_20_body">
      <style:paragraph-properties fo:margin-left="0cm" fo:margin-right="0cm" fo:text-indent="0cm" style:auto-text-indent="false"/>
      <style:text-properties officeooo:paragraph-rsid="00095e6c"/>
    </style:style>
    <style:style style:name="P26" style:family="paragraph" style:parent-style-name="Text_20_body" style:list-style-name="L1">
      <style:paragraph-properties fo:margin-top="0cm" fo:margin-bottom="0.173cm" loext:contextual-spacing="false" fo:line-height="140%" fo:padding="0cm" fo:border="none"/>
      <style:text-properties officeooo:paragraph-rsid="00095e6c"/>
    </style:style>
    <style:style style:name="P27" style:family="paragraph" style:parent-style-name="Table_20_Contents">
      <style:paragraph-properties fo:margin-left="0cm" fo:margin-right="0cm" fo:margin-top="0cm" fo:margin-bottom="0cm" loext:contextual-spacing="false" fo:text-indent="0cm" style:auto-text-indent="false"/>
      <style:text-properties officeooo:paragraph-rsid="00095e6c"/>
    </style:style>
    <style:style style:name="P28" style:family="paragraph" style:parent-style-name="Table_20_Contents">
      <style:paragraph-properties fo:margin-top="0cm" fo:margin-bottom="0cm" loext:contextual-spacing="false"/>
      <style:text-properties officeooo:paragraph-rsid="00095e6c"/>
    </style:style>
    <style:style style:name="P29" style:family="paragraph" style:parent-style-name="Table_20_Contents">
      <style:paragraph-properties fo:margin-left="1.109cm" fo:margin-right="0cm" fo:text-indent="0cm" style:auto-text-indent="false">
        <style:tab-stops/>
      </style:paragraph-properties>
      <style:text-properties officeooo:rsid="00095e6c" officeooo:paragraph-rsid="00095e6c"/>
    </style:style>
    <style:style style:name="P30" style:family="paragraph" style:parent-style-name="Standard">
      <style:text-properties officeooo:rsid="0005a2b0" officeooo:paragraph-rsid="00095e6c"/>
    </style:style>
    <style:style style:name="P31" style:family="paragraph" style:parent-style-name="Standard">
      <style:text-properties officeooo:rsid="0007d4f8" officeooo:paragraph-rsid="00095e6c"/>
    </style:style>
    <style:style style:name="P32" style:family="paragraph" style:parent-style-name="Standard">
      <style:text-properties officeooo:paragraph-rsid="00095e6c"/>
    </style:style>
    <style:style style:name="P33" style:family="paragraph" style:parent-style-name="Standard">
      <style:text-properties fo:font-weight="bold" officeooo:paragraph-rsid="00095e6c" style:font-weight-asian="bold" style:font-weight-complex="bold"/>
    </style:style>
    <style:style style:name="P34" style:family="paragraph" style:parent-style-name="Standard">
      <style:paragraph-properties fo:margin-left="0cm" fo:margin-right="0cm" fo:text-align="justify" style:justify-single-word="false" fo:text-indent="0cm" style:auto-text-indent="false"/>
      <style:text-properties style:font-name="Liberation Serif" fo:font-size="12pt" officeooo:paragraph-rsid="00095e6c" style:font-size-asian="12pt" style:font-size-complex="12pt"/>
    </style:style>
    <style:style style:name="P35" style:family="paragraph" style:parent-style-name="Horizontal_20_Line">
      <style:text-properties officeooo:paragraph-rsid="00095e6c"/>
    </style:style>
    <style:style style:name="P36" style:family="paragraph" style:parent-style-name="Heading_20_2">
      <style:paragraph-properties fo:margin-left="0cm" fo:margin-right="0cm" fo:margin-top="0cm" fo:margin-bottom="0.123cm" loext:contextual-spacing="false" fo:line-height="130%" fo:text-indent="0cm" style:auto-text-indent="false" fo:padding="0cm" fo:border="none"/>
      <style:text-properties fo:font-variant="normal" fo:text-transform="none" fo:color="#008000" style:font-name="Oswald" fo:font-size="20.9500007629395pt" fo:letter-spacing="normal" fo:font-style="normal" fo:font-weight="bold" officeooo:paragraph-rsid="00095e6c"/>
    </style:style>
    <style:style style:name="P37" style:family="paragraph">
      <loext:graphic-properties draw:fill="none"/>
    </style:style>
    <style:style style:name="T1" style:family="text">
      <style:text-properties style:font-name="Calibri" fo:font-size="6pt" fo:language="es" fo:country="MX" style:letter-kerning="false" style:font-name-asian="Calibri" style:font-size-asian="6pt" style:language-asian="es" style:country-asian="MX" style:font-name-complex="Times New Roman" style:font-size-complex="6pt" style:language-complex="ar" style:country-complex="SA"/>
    </style:style>
    <style:style style:name="T2" style:family="text">
      <style:text-properties fo:font-size="36pt" fo:language="es" fo:country="MX" style:font-size-asian="36pt" style:font-size-complex="36pt"/>
    </style:style>
    <style:style style:name="T3" style:family="text">
      <style:text-properties fo:font-size="36pt" style:font-size-asian="36pt" style:font-size-complex="36pt"/>
    </style:style>
    <style:style style:name="T4" style:family="text">
      <style:text-properties fo:language="es" fo:country="MX" style:language-asian="es" style:country-asian="MX" style:language-complex="ar" style:country-complex="SA"/>
    </style:style>
    <style:style style:name="T5" style:family="text">
      <style:text-properties fo:color="#000000"/>
    </style:style>
    <style:style style:name="T6" style:family="text">
      <style:text-properties fo:color="#000000" style:font-name="Cambria" fo:font-size="15pt" fo:font-style="italic" style:font-size-asian="15pt" style:font-style-asian="italic"/>
    </style:style>
    <style:style style:name="T7" style:family="text">
      <style:text-properties fo:color="#000000" style:font-name="Calibri" fo:font-size="26pt" style:font-size-asian="26pt"/>
    </style:style>
    <style:style style:name="T8" style:family="text">
      <style:text-properties fo:color="#000000" style:font-name="Calibri" fo:font-size="26pt" fo:font-weight="bold" style:font-size-asian="26pt" style:font-weight-asian="bold" style:font-weight-complex="bold"/>
    </style:style>
    <style:style style:name="T9" style:family="text">
      <style:text-properties fo:color="#000000" style:font-name="Calibri" fo:font-size="26pt" fo:font-weight="normal" style:font-size-asian="26pt" style:font-weight-asian="normal" style:font-weight-complex="normal"/>
    </style:style>
    <style:style style:name="T10" style:family="text">
      <style:text-properties fo:color="#000000" fo:font-weight="bold" style:font-weight-asian="bold" style:font-weight-complex="bold"/>
    </style:style>
    <style:style style:name="T11" style:family="text">
      <style:text-properties fo:color="#000000" fo:font-weight="normal" style:font-weight-asian="normal" style:font-weight-complex="normal"/>
    </style:style>
    <style:style style:name="T12" style:family="text">
      <style:text-properties fo:color="#000000" fo:font-style="italic" fo:font-weight="normal" style:font-style-asian="italic" style:font-weight-asian="normal" style:font-style-complex="italic" style:font-weight-complex="normal"/>
    </style:style>
    <style:style style:name="T13" style:family="text">
      <style:text-properties fo:color="#000000" fo:font-style="normal" fo:font-weight="normal" style:font-style-asian="normal" style:font-weight-asian="normal" style:font-style-complex="normal" style:font-weight-complex="normal"/>
    </style:style>
    <style:style style:name="T14"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15" style:family="text">
      <style:text-properties fo:color="#000000" fo:font-style="normal" style:text-underline-style="none" fo:font-weight="normal" style:font-style-asian="normal" style:font-weight-asian="normal" style:font-style-complex="normal" style:font-weight-complex="normal"/>
    </style:style>
    <style:style style:name="T16" style:family="text">
      <style:text-properties fo:color="#000000" style:text-line-through-style="solid" style:text-line-through-type="single" fo:font-style="normal" style:text-underline-style="none" fo:font-weight="normal" style:font-style-asian="normal" style:font-weight-asian="normal" style:font-style-complex="normal" style:font-weight-complex="normal"/>
    </style:style>
    <style:style style:name="T17" style:family="text">
      <style:text-properties fo:color="#000000" style:text-line-through-style="none" style:text-line-through-type="none" fo:font-style="normal" style:text-underline-style="none" fo:font-weight="normal" style:font-style-asian="normal" style:font-weight-asian="normal" style:font-style-complex="normal" style:font-weight-complex="normal"/>
    </style:style>
    <style:style style:name="T18" style:family="text">
      <style:text-properties officeooo:rsid="0005a2b0"/>
    </style:style>
    <style:style style:name="T19" style:family="text">
      <style:text-properties fo:font-style="normal" fo:font-weight="normal"/>
    </style:style>
    <style:style style:name="T20" style:family="text">
      <style:text-properties fo:font-size="12pt"/>
    </style:style>
    <style:style style:name="T21" style:family="text">
      <style:text-properties fo:font-size="12pt" fo:font-weight="bold"/>
    </style:style>
    <style:style style:name="T22" style:family="text">
      <style:text-properties fo:font-variant="normal" fo:text-transform="none" fo:color="#333333" fo:letter-spacing="normal" fo:font-style="normal" fo:font-weight="normal"/>
    </style:style>
    <style:style style:name="T23" style:family="text">
      <style:text-properties fo:font-variant="normal" fo:text-transform="none" fo:color="#666666" fo:letter-spacing="normal" fo:font-style="normal" fo:font-weight="normal"/>
    </style:style>
    <style:style style:name="T24" style:family="text">
      <style:text-properties fo:font-variant="normal" fo:text-transform="none" fo:color="#312e2b" style:font-name="Liberation Serif" fo:font-size="12pt" fo:letter-spacing="normal" fo:font-style="normal" fo:font-weight="normal" style:font-size-asian="12pt" style:font-size-complex="12pt"/>
    </style:style>
    <style:style style:name="T25" style:family="text">
      <style:text-properties fo:font-variant="normal" fo:text-transform="none" fo:color="#312e2b" style:font-name="Liberation Serif" fo:font-size="12pt" fo:letter-spacing="normal" fo:font-style="normal" fo:font-weight="bold" style:font-size-asian="12pt" style:font-size-complex="12pt"/>
    </style:style>
    <style:style style:name="T26" style:family="text">
      <style:text-properties fo:font-variant="normal" fo:text-transform="none" fo:color="#312e2b" fo:letter-spacing="normal" fo:font-style="normal" fo:font-weight="normal"/>
    </style:style>
    <style:style style:name="T27" style:family="text">
      <style:text-properties fo:font-variant="normal" fo:text-transform="none" fo:color="#000000" style:text-line-through-style="none" style:text-line-through-type="none" style:font-name="apple-system" fo:font-size="10.5pt" fo:letter-spacing="normal" fo:font-style="normal" style:text-underline-style="none" fo:font-weight="normal" style:text-blinking="false"/>
    </style:style>
    <style:style style:name="T28" style:family="text">
      <style:text-properties fo:font-variant="normal" fo:text-transform="none" fo:color="#001133" style:font-name="Helvetica Neue" fo:font-size="10.5pt" fo:letter-spacing="normal" fo:font-style="normal" fo:font-weight="normal"/>
    </style:style>
    <style:style style:name="T29" style:family="text">
      <style:text-properties officeooo:rsid="000962c6"/>
    </style:style>
    <style:style style:name="T30" style:family="text">
      <style:text-properties officeooo:rsid="00067a6e"/>
    </style:style>
    <style:style style:name="T31" style:family="text">
      <style:text-properties fo:font-weight="bold" style:font-weight-asian="bold" style:font-weight-complex="bold"/>
    </style:style>
    <style:style style:name="T32"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3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solid" svg:stroke-width="0.035cm" svg:stroke-color="#3465a4"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table:style-name="Table1.A1" office:value-type="string">
            <text:p text:style-name="P1"><draw:frame draw:style-name="fr1" draw:name="Imagen 1267" text:anchor-type="paragraph" svg:x="0.478cm" svg:y="-0.018cm" svg:width="1.743cm" style:rel-width="scale" svg:height="1.824cm" style:rel-height="scale" draw:z-index="0"><draw:image xlink:href="Pictures/1000000000000090000000978BDF65AA5E5F135F.jpg" xlink:type="simple" xlink:show="embed" xlink:actuate="onLoad" loext:mime-type="image/jpeg"/></draw:frame><text:span text:style-name="Fuente_20_de_20_párrafo_20_predeter."><text:span text:style-name="T1"/></text:span></text:p>
            <text:p text:style-name="P2"/>
          </table:table-cell>
          <table:table-cell table:style-name="Table1.B1" table:number-columns-spanned="2" office:value-type="string">
            <text:p text:style-name="P6"/>
            <text:p text:style-name="P7">Carátula para entrega de prácticas</text:p>
            <text:p text:style-name="P8"/>
          </table:table-cell>
          <table:covered-table-cell/>
        </table:table-row>
        <table:table-row>
          <table:table-cell table:style-name="Table1.A2" table:number-columns-spanned="2" office:value-type="string">
            <text:p text:style-name="P3"/>
            <text:p text:style-name="P4">Facultad de Ingeniería</text:p>
            <text:p text:style-name="P5"/>
          </table:table-cell>
          <table:covered-table-cell/>
          <table:table-cell table:style-name="Table1.C2" office:value-type="string">
            <text:p text:style-name="P5"/>
            <text:p text:style-name="P4">Laboratorio de docencia</text:p>
          </table:table-cell>
        </table:table-row>
      </table:table>
      <text:p text:style-name="Standard"/>
      <text:p text:style-name="Standard"/>
      <text:p text:style-name="P9"><text:span text:style-name="Fuente_20_de_20_párrafo_20_predeter."><text:span text:style-name="T2">Laboratorios</text:span></text:span><text:span text:style-name="Fuente_20_de_20_párrafo_20_predeter."><text:span text:style-name="T3"> de </text:span></text:span><text:span text:style-name="Fuente_20_de_20_párrafo_20_predeter."><text:span text:style-name="T2">computación</text:span></text:span></text:p>
      <text:p text:style-name="P10">salas A y B</text:p>
      <text:p text:style-name="P9"><draw:connector text:anchor-type="paragraph" draw:z-index="1" draw:name="Conector recto 114" draw:style-name="gr1" draw:text-style-name="P37" draw:type="line" svg:x1="-0.315cm" svg:y1="0.601cm" svg:x2="18.477cm" svg:y2="0.601cm" svg:d="M-316 601h18793" svg:viewBox="0 0 18794 2"><text:p/></draw:connector><text:span text:style-name="Fuente_20_de_20_párrafo_20_predeter."><text:span text:style-name="T4"/></text:span></text:p>
      <table:table table:name="Table2" table:style-name="Table2">
        <table:table-column table:style-name="Table2.A"/>
        <table:table-column table:style-name="Table2.B"/>
        <table:table-row table:style-name="Table2.1">
          <table:table-cell table:style-name="Table2.A1" office:value-type="string">
            <text:p text:style-name="P11"/>
            <text:p text:style-name="P11">Profesor:</text:p>
          </table:table-cell>
          <table:table-cell table:style-name="Table2.B1" office:value-type="string">
            <text:p text:style-name="P29">Manuel Castañeda Castañeda </text:p>
          </table:table-cell>
        </table:table-row>
        <table:table-row table:style-name="Table2.2">
          <table:table-cell table:style-name="Table2.A1" office:value-type="string">
            <text:p text:style-name="P11"/>
            <text:p text:style-name="P11">Asignatura:</text:p>
          </table:table-cell>
          <table:table-cell table:style-name="Table2.B1" office:value-type="string">
            <text:p text:style-name="P29">Fundamentos de Programación</text:p>
          </table:table-cell>
        </table:table-row>
        <table:table-row table:style-name="Table2.3">
          <table:table-cell table:style-name="Table2.A1" office:value-type="string">
            <text:p text:style-name="P11"/>
            <text:p text:style-name="P11">Grupo:</text:p>
          </table:table-cell>
          <table:table-cell table:style-name="Table2.B1" office:value-type="string">
            <text:p text:style-name="P29">16</text:p>
          </table:table-cell>
        </table:table-row>
        <table:table-row table:style-name="Table2.1">
          <table:table-cell table:style-name="Table2.A1" office:value-type="string">
            <text:p text:style-name="P11"/>
            <text:p text:style-name="P11">No de Práctica(s):</text:p>
          </table:table-cell>
          <table:table-cell table:style-name="Table2.B1" office:value-type="string">
            <text:p text:style-name="P29">1</text:p>
          </table:table-cell>
        </table:table-row>
        <table:table-row table:style-name="Table2.3">
          <table:table-cell table:style-name="Table2.A1" office:value-type="string">
            <text:p text:style-name="P11"/>
            <text:p text:style-name="P11">Integrante(s):</text:p>
          </table:table-cell>
          <table:table-cell table:style-name="Table2.B1" office:value-type="string">
            <text:p text:style-name="P29">1</text:p>
          </table:table-cell>
        </table:table-row>
        <table:table-row table:style-name="Table2.6">
          <table:table-cell table:style-name="Table2.A1" office:value-type="string">
            <text:p text:style-name="P14">No. de Equipo de cómputo empleado:</text:p>
          </table:table-cell>
          <table:table-cell table:style-name="Table2.B1" office:value-type="string">
            <text:p text:style-name="P29">50</text:p>
          </table:table-cell>
        </table:table-row>
        <table:table-row table:style-name="Table2.7">
          <table:table-cell table:style-name="Table2.A1" office:value-type="string">
            <text:p text:style-name="P14"/>
            <text:p text:style-name="P14">No. de Lista o Brigada:</text:p>
          </table:table-cell>
          <table:table-cell table:style-name="Table2.B1" office:value-type="string">
            <text:p text:style-name="P29">Ninguna</text:p>
          </table:table-cell>
        </table:table-row>
        <table:table-row table:style-name="Table2.8">
          <table:table-cell table:style-name="Table2.A1" office:value-type="string">
            <text:p text:style-name="P11"/>
            <text:p text:style-name="P11">Semestre:</text:p>
          </table:table-cell>
          <table:table-cell table:style-name="Table2.B1" office:value-type="string">
            <text:p text:style-name="P29">1</text:p>
          </table:table-cell>
        </table:table-row>
        <table:table-row table:style-name="Table2.9">
          <table:table-cell table:style-name="Table2.A1" office:value-type="string">
            <text:p text:style-name="P11"/>
            <text:p text:style-name="P12"><text:span text:style-name="Fuente_20_de_20_párrafo_20_predeter."><text:span text:style-name="T6">Fecha de entrega:</text:span></text:span></text:p>
          </table:table-cell>
          <table:table-cell table:style-name="Table2.B1" office:value-type="string">
            <text:p text:style-name="P29">21 de Agosto</text:p>
          </table:table-cell>
        </table:table-row>
        <table:table-row table:style-name="Table2.10">
          <table:table-cell table:style-name="Table2.A1" office:value-type="string">
            <text:p text:style-name="P11"/>
            <text:p text:style-name="P12"><text:span text:style-name="Fuente_20_de_20_párrafo_20_predeter."><text:span text:style-name="T6">Observaciones:</text:span></text:span></text:p>
          </table:table-cell>
          <table:table-cell table:style-name="Table2.B1" office:value-type="string">
            <text:p text:style-name="P13"/>
          </table:table-cell>
        </table:table-row>
        <table:table-row table:style-name="Table2.11">
          <table:table-cell table:style-name="Table2.A1" office:value-type="string">
            <text:p text:style-name="P12"/>
          </table:table-cell>
          <table:table-cell table:style-name="Table2.B1" office:value-type="string">
            <text:p text:style-name="P13"/>
          </table:table-cell>
        </table:table-row>
      </table:table>
      <text:p text:style-name="Standard"/>
      <text:p text:style-name="Standard"/>
      <text:p text:style-name="Standard"><text:span text:style-name="Fuente_20_de_20_párrafo_20_predeter."><text:span text:style-name="T7"><text:tab/><text:tab/><text:tab/><text:tab/><text:tab/>CALIFICACIÓN: __________</text:span></text:span></text:p>
      <text:p text:style-name="Standard"><text:span text:style-name="Fuente_20_de_20_párrafo_20_predeter."><text:span text:style-name="T7"/></text:span></text:p>
      <text:p text:style-name="P32"><text:soft-page-break/></text:p>
      <text:p text:style-name="P33">¿<text:span text:style-name="T18">Qué necesito para montar un jardín hidropónico?</text:span></text:p>
      <text:p text:style-name="P32"/>
      <text:p text:style-name="P15">La hidroponía es una técnica relativamente nueva que permite producir cultivos saludables y homogéneos, en periodos cortos, con mejor sabor y calidad. Este sistema de producción agrícola se caracteriza por abastecer a las plantas de los nutrientes necesarios sin ocupar tierra.</text:p>
      <text:p text:style-name="P20"><text:span text:style-name="T19">Asimismo, es un método de cultivo eficiente que optimiza los recursos, ya que reduce en un 90 por ciento el uso del agua; además resulta muy económico porque permite reutilizar materiales como plástico o madera generando un bien para el medio ambiente.</text:span></text:p>
      <text:p text:style-name="P21">Generalmente no necesita de un gran espacio para su elaboración, ya que la superficie requerida es cuatro veces menor comparada con los cultivos tradicionales y lo mejor es que se puede hacer en casa.</text:p>
      <text:p text:style-name="P21">Iniciar un cultivo hidropónico casero requiere seguir sólo tres pasos y tener los siguientes materiales: semillas, contenedores (botellas de plástico, charolas o macetas), sustratos (aserrín, tezontle, fibra de coco o grava) y una solución nutritiva estandarizada para cualquier tipo de cultivo o bien crear tu propia solución (para esto es importante tener conocimientos básicos de los micronutrientes necesarios para tu cultivo).</text:p>
      <text:p text:style-name="P21">El primer paso es preparar los contenedores antes de colocarlos en el espacio destinado para el cultivo, por ejemplo en caso de utilizar botellas se debe realizar un corte en el centro en forma de ventana para introducir el sustrato.</text:p>
      <text:p text:style-name="P21">El segundo paso es rellenar los recipientes con sustrato previamente humedecido con agua y realizar sobre la superficie de éste algunos orificios para colocar las semillas de tu preferencia. El sustrato es el medio que dará soporte a las plantas y permitirá el desarrollo de las raíces.</text:p>
      <text:p text:style-name="P21">El tercer y último paso es colocar las semillas en los orificios realizados previamente y cubrirlas con el sustrato sin presionar demasiado para facilitar el crecimiento del embrión. Es necesario mantener el cultivo humedecido sólo con agua hasta que las semillas germinen, posteriormente se deben realizar riegos cada tres o cuatro días con la solución nutritiva diluida en agua.</text:p>
      <text:p text:style-name="P21">La hidroponía permite cultivar distintas especies, las más sencillas de cultivar en casa son la lechuga, cilantro, perejil, rábano, chile y jitomate. Es importante observar el desarrollo de las plantas para descartar cualquier problema.</text:p>
      <text:p text:style-name="P21">http://www.hydroenv.com.mx/</text:p>
      <text:p text:style-name="P30"/>
      <text:p text:style-name="P30"/>
      <text:p text:style-name="P32"/>
      <text:p text:style-name="P32"/>
      <text:p text:style-name="P32"/>
      <text:p text:style-name="P32"/>
      <text:p text:style-name="P32"/>
      <text:p text:style-name="P32"/>
      <text:p text:style-name="P33"><text:soft-page-break/>¿<text:span text:style-name="T18">Es posible construir un closter con consolas de videojuegos?</text:span></text:p>
      <text:p text:style-name="P33"/>
      <text:p text:style-name="P32"/>
      <text:p text:style-name="P16"><text:span text:style-name="T20">Básicamente existen tres tipos de clusters: </text:span><text:span text:style-name="T21">Fail-over, Load-balancing y HIGH Performance Computing</text:span><text:span text:style-name="T20">. Los clusters Fail-over consisten en dos o más computadoras conectadas en red con una conexión heartbeat separada entre ellas. La conexión heartbeat entre las computadoras es usualmente utilizada para monitorear cuál de todos los servicios está en uso, así como la toma de servicio de una máquina por otra cuando una de las maquinas se haya caído. </text:span></text:p>
      <text:p text:style-name="P32"/>
      <text:p text:style-name="P32"/>
      <text:p text:style-name="P17"><text:span text:style-name="T22">Si trabajas en investigación en alguna universidad o entidad que requiere gran poder de computación, es posible que te interesa esta guía en donde investigadores de UMass (Universidad de Massachussetts) te muestran paso a paso como construir una super-compputadora utilizando mayoritariamente un conjunto de PlayStation 3, y todo por menos de US$4,000 dólares.</text:span><text:line-break/><text:line-break/><text:span text:style-name="T22">Esto es posible gracias a dos ingredientes básicos: El procesador Cell del PS3, y a Linux (que desde hace un tiempo ya se puede instalar en el PS3, en este caso, Fedora 8 Core Linux).</text:span><text:line-break/><text:span text:style-name="T22">La idea es conectar estas consolas PS3 en paralelo en una red, y utilizar software especializado para distribuir computación en paralelo entre todos los nodos, con el objetivo de incrementar el poder acorde se agregan mas nodos.</text:span><text:line-break/><text:span text:style-name="T22">Noten que el procesador Cell del PS3 es particularmente adepto en ejecutar aplicaciones de índole científico (como Transformaciones Fourier) de manera bastante eficiente.</text:span></text:p>
      <text:p text:style-name="P34"><text:span text:style-name="T22"/></text:p>
      <text:p text:style-name="P34"><text:span text:style-name="T22">http://www.eliax.com/?post_id=5952</text:span></text:p>
      <text:p text:style-name="P32"/>
      <text:p text:style-name="P33">¿<text:span text:style-name="T18">Qué necesito para alimentar un calentador de una pecera de 600 litros con energía solar?</text:span></text:p>
      <text:p text:style-name="P32"/>
      <text:p text:style-name="P31">Al rededor de 600 W a <text:span text:style-name="T29">18</text:span> grados centigrados son necesarios para alimentar un calentador de agua para una pecera de 600 litros, se necesitaran los siguientes componentes:</text:p>
      <text:p text:style-name="P17"><text:line-break/><text:span text:style-name="T23">INVERSOR 600W CON 1 CONTACTOS DE VOLTAJE 120V SALIDA.</text:span><text:line-break/><text:span text:style-name="T23">PANEL SOLAR 15W 12V.</text:span><text:line-break/><text:span text:style-name="T23">2 BATERIAS 12V 9AH</text:span></text:p>
      <text:p text:style-name="P17"><text:span text:style-name="T30">P</text:span>or norma general se usa la regla de 1 Watio/Litro para no complicar la cosa y es completamente valido, muchos usan esta regla sin perjuicio para sus peces y plantas, pero si queremos ahorrar y ajustar los consumos de nuestro acuario podemos ayudarnos de la siguiente tabla que relaciona la diferencia térmica en ºC, con el volumen del acuario en Litros, y la potencia del calentador requerido en W (Vatios).</text:p>
      <text:p text:style-name="P35"/>
      <text:h text:style-name="P36" text:outline-level="2">Tabla de potencia del calentador para el acuario</text:h>
      <table:table table:name="Table3" table:style-name="Table3">
        <table:table-column table:style-name="Table3.A"/>
        <table:table-column table:style-name="Table3.B" table:number-columns-repeated="5"/>
        <table:table-column table:style-name="Table3.G" table:number-columns-repeated="2"/>
        <table:table-column table:style-name="Table3.I"/>
        <table:table-row>
          <table:table-cell table:style-name="Table3.A1" office:value-type="string">
            <text:p text:style-name="P27"> </text:p>
          </table:table-cell>
          <table:table-cell table:style-name="Table3.A1" office:value-type="string">
            <text:p text:style-name="P27">25 L.</text:p>
          </table:table-cell>
          <table:table-cell table:style-name="Table3.A1" office:value-type="string">
            <text:p text:style-name="P27">50 L.</text:p>
          </table:table-cell>
          <table:table-cell table:style-name="Table3.A1" office:value-type="string">
            <text:p text:style-name="P27">75 L.</text:p>
          </table:table-cell>
          <table:table-cell table:style-name="Table3.A1" office:value-type="string">
            <text:p text:style-name="P27">100 L.</text:p>
          </table:table-cell>
          <table:table-cell table:style-name="Table3.A1" office:value-type="string">
            <text:p text:style-name="P27">150 L.</text:p>
          </table:table-cell>
          <table:table-cell table:style-name="Table3.A1" office:value-type="string">
            <text:p text:style-name="P27">200 L.</text:p>
          </table:table-cell>
          <table:table-cell table:style-name="Table3.A1" office:value-type="string">
            <text:p text:style-name="P27">250 L.</text:p>
          </table:table-cell>
          <table:table-cell table:style-name="Table3.A1" office:value-type="string">
            <text:p text:style-name="P27">300 L.</text:p>
          </table:table-cell>
        </table:table-row>
        <table:table-row>
          <table:table-cell table:style-name="Table3.A1" office:value-type="string">
            <text:p text:style-name="P27">-5º C</text:p>
          </table:table-cell>
          <table:table-cell table:style-name="Table3.A1" office:value-type="string">
            <text:p text:style-name="P27">50 W.</text:p>
          </table:table-cell>
          <table:table-cell table:style-name="Table3.A1" office:value-type="string">
            <text:p text:style-name="P27">50 W.</text:p>
          </table:table-cell>
          <table:table-cell table:style-name="Table3.A1" office:value-type="string">
            <text:p text:style-name="P27">50 W.</text:p>
          </table:table-cell>
          <table:table-cell table:style-name="Table3.A1" office:value-type="string">
            <text:p text:style-name="P27">100 W.</text:p>
          </table:table-cell>
          <table:table-cell table:style-name="Table3.A1" office:value-type="string">
            <text:p text:style-name="P27">100 W.</text:p>
          </table:table-cell>
          <table:table-cell table:style-name="Table3.A1" office:value-type="string">
            <text:p text:style-name="P27">150 W.</text:p>
          </table:table-cell>
          <table:table-cell table:style-name="Table3.A1" office:value-type="string">
            <text:p text:style-name="P27">200 W.</text:p>
          </table:table-cell>
          <table:table-cell table:style-name="Table3.A1" office:value-type="string">
            <text:p text:style-name="P27">300 W.</text:p>
          </table:table-cell>
        </table:table-row>
        <table:table-row>
          <table:table-cell table:style-name="Table3.A1" office:value-type="string">
            <text:p text:style-name="P27">-10º C</text:p>
          </table:table-cell>
          <table:table-cell table:style-name="Table3.A1" office:value-type="string">
            <text:p text:style-name="P27">50 W.</text:p>
          </table:table-cell>
          <table:table-cell table:style-name="Table3.A1" office:value-type="string">
            <text:p text:style-name="P27">50 W.</text:p>
          </table:table-cell>
          <table:table-cell table:style-name="Table3.A1" office:value-type="string">
            <text:p text:style-name="P27">100 W.</text:p>
          </table:table-cell>
          <table:table-cell table:style-name="Table3.A1" office:value-type="string">
            <text:p text:style-name="P27">100 W.</text:p>
          </table:table-cell>
          <table:table-cell table:style-name="Table3.A1" office:value-type="string">
            <text:p text:style-name="P27">150 W.</text:p>
          </table:table-cell>
          <table:table-cell table:style-name="Table3.A1" office:value-type="string">
            <text:p text:style-name="P27">200 W.</text:p>
          </table:table-cell>
          <table:table-cell table:style-name="Table3.A1" office:value-type="string">
            <text:p text:style-name="P27">300 W.</text:p>
          </table:table-cell>
          <table:table-cell table:style-name="Table3.A1" office:value-type="string">
            <text:p text:style-name="P27">300 W.</text:p>
          </table:table-cell>
        </table:table-row>
        <table:table-row>
          <table:table-cell table:style-name="Table3.A1" office:value-type="string">
            <text:p text:style-name="P27">-15º C</text:p>
          </table:table-cell>
          <table:table-cell table:style-name="Table3.A1" office:value-type="string">
            <text:p text:style-name="P27">100 W.</text:p>
          </table:table-cell>
          <table:table-cell table:style-name="Table3.A1" office:value-type="string">
            <text:p text:style-name="P27">100 W.</text:p>
          </table:table-cell>
          <table:table-cell table:style-name="Table3.A1" office:value-type="string">
            <text:p text:style-name="P27">150 W.</text:p>
          </table:table-cell>
          <table:table-cell table:style-name="Table3.A1" office:value-type="string">
            <text:p text:style-name="P27">200 W.</text:p>
          </table:table-cell>
          <table:table-cell table:style-name="Table3.A1" office:value-type="string">
            <text:p text:style-name="P27">300 W.</text:p>
          </table:table-cell>
          <table:table-cell table:style-name="Table3.A1" office:value-type="string">
            <text:p text:style-name="P27">2x200 W.</text:p>
          </table:table-cell>
          <table:table-cell table:style-name="Table3.A1" office:value-type="string">
            <text:p text:style-name="P27">2x300 W.</text:p>
          </table:table-cell>
          <table:table-cell table:style-name="Table3.A1" office:value-type="string">
            <text:p text:style-name="P28">2x300 W.</text:p>
          </table:table-cell>
        </table:table-row>
      </table:table>
      <text:p text:style-name="P17"><text:line-break/>http://www.deudei.es/acuarios/calcular-potencia-calentador-acuario/</text:p>
      <text:p text:style-name="P32"><text:soft-page-break/></text:p>
      <text:p text:style-name="P33">¿<text:span text:style-name="T18">Quienes participaron en la mejor partida de ajedrez? </text:span></text:p>
      <text:p text:style-name="P32"/>
      <text:p text:style-name="P22"><text:span text:style-name="T24">A pesar de perder un match histórico contra el módulo informático Deep Blue dos años antes, </text:span><text:span text:style-name="Strong_20_Emphasis"><text:span text:style-name="T25">Garry Kasparov </text:span></text:span><text:span text:style-name="T24">estaba en su mejor momento en 1999, ganando torneos por grandes márgenes y logrando el Elo más alto de la historia hasta ese momento (2851). Kasparov tiene una larga lista de partidas brillantes a sus espaldas, pero esta partida es casi indiscutiblemente su obra maestra.</text:span></text:p>
      <text:p text:style-name="P23"><text:span text:style-name="T26">Kasparov vs. Topalov es todo lo que una partida de ajedrez debería ser: una lucha feroz jugada de forma brillante por ambos ajedrecistas, numerosos temas tácticos ¡y una caza al rey que lleva a este de un lado a otro del tablero! Resulta difícil imaginar ninguna otra partida encabezando esta lista, pero estaremos encantados de tener nuevas competidoras en los próximos años.</text:span></text:p>
      <text:list xml:id="list2605972824" text:style-name="L1">
        <text:list-item>
          <text:p text:style-name="P24"><text:a xlink:type="simple" xlink:href="https://www.chess.com/es/article/view/las-mejores-partidas-de-ajedrez-de-todos-los-tiempos#Kasparov_Topalov" text:style-name="Internet_20_link" text:visited-style-name="Visited_20_Internet_20_Link"><text:span text:style-name="T27">Kasparov vs. Topalov, Wijk aan Zee 1999</text:span></text:a></text:p>
        </text:list-item>
        <text:list-item>
          <text:p text:style-name="P26"><text:a xlink:type="simple" xlink:href="https://www.chess.com/es/article/view/las-mejores-partidas-de-ajedrez-de-todos-los-tiempos#Morphy_Allies" text:style-name="Internet_20_link" text:visited-style-name="Visited_20_Internet_20_Link"><text:span text:style-name="T27">Morphy vs. Allies, Ópera de París 1858</text:span></text:a></text:p>
        </text:list-item>
        <text:list-item>
          <text:p text:style-name="P26"><text:a xlink:type="simple" xlink:href="https://www.chess.com/es/article/view/las-mejores-partidas-de-ajedrez-de-todos-los-tiempos#Aronian_Anand" text:style-name="Internet_20_link" text:visited-style-name="Visited_20_Internet_20_Link"><text:span text:style-name="T27">Aronian vs. Anand, Wijk aan Zee 2013</text:span></text:a></text:p>
        </text:list-item>
        <text:list-item>
          <text:p text:style-name="P26"><text:a xlink:type="simple" xlink:href="https://www.chess.com/es/article/view/las-mejores-partidas-de-ajedrez-de-todos-los-tiempos#Karpov_Kasparov" text:style-name="Internet_20_link" text:visited-style-name="Visited_20_Internet_20_Link"><text:span text:style-name="T27">Karpov vs. Kasparov, Campeonato del Mundo 1985, partida 16</text:span></text:a></text:p>
        </text:list-item>
        <text:list-item>
          <text:p text:style-name="P26"><text:a xlink:type="simple" xlink:href="https://www.chess.com/es/article/view/las-mejores-partidas-de-ajedrez-de-todos-los-tiempos#Byrne_Fischer" text:style-name="Internet_20_link" text:visited-style-name="Visited_20_Internet_20_Link"><text:span text:style-name="T27">Byrne vs. Fischer, Nueva York 1956</text:span></text:a></text:p>
        </text:list-item>
      </text:list>
      <text:p text:style-name="P32">https://www.chess.com/es/article/view/las-mejores-partidas-de-ajedrez-de-todos-los-tiempos</text:p>
      <text:p text:style-name="P32"/>
      <text:p text:style-name="P32"/>
      <text:p text:style-name="P32"/>
      <text:p text:style-name="P33">¿<text:span text:style-name="T18">Cuál es el principio de integración de un circuito integrado?</text:span></text:p>
      <text:p text:style-name="P25"><text:span text:style-name="T28"/></text:p>
      <text:p text:style-name="P17"><text:span text:style-name="T15">El desarrollo de los circuitos integrados fue posible gracias a descubrimientos experimentales que demostraron que los semiconductores pueden realizar algunas de las funciones de las </text:span><text:a xlink:type="simple" xlink:href="https://www.ecured.cu/Válvulas_de_vacío" text:style-name="Internet_20_link" text:visited-style-name="Visited_20_Internet_20_Link">válvulas de vacío</text:a><text:span text:style-name="T15">.</text:span></text:p>
      <text:p text:style-name="P17"><text:span text:style-name="T15">La integración de grandes cantidades de diminutos </text:span><text:a xlink:type="simple" xlink:href="https://www.ecured.cu/Transistor" text:style-name="Internet_20_link" text:visited-style-name="Visited_20_Internet_20_Link"><text:span text:style-name="T17">transistores</text:span></text:a><text:span text:style-name="T15"> en pequeños chips fue un enorme avance sobre el ensamblaje manual de los tubos de vacío (válvulas) y en la fabricación de circuitos electrónicos utilizando</text:span><text:span text:style-name="T17"> </text:span><text:a xlink:type="simple" xlink:href="https://www.ecured.cu/index.php?title=Componentes_discretos&amp;action=edit&amp;redlink=1" text:style-name="Internet_20_link" text:visited-style-name="Visited_20_Internet_20_Link">componentes discretos</text:a><text:span text:style-name="T17">.</text:span></text:p>
      <text:p text:style-name="P17"><text:span text:style-name="T15">La capacidad de producción masiva de circuitos integrados, su confiabilidad y la facilidad de agregarles complejidad, llevó a su estandarización, reemplazando diseños que utilizaban transistores discretos, y que pronto dejaron obsoletas a las válvulas o tubos de vacío. Son tres las ventajas más importantes que tienen los circuitos integrados sobre los circuitos electrónicos construidos con componentes discretos: su menor </text:span><text:a xlink:type="simple" xlink:href="https://www.ecured.cu/index.php?title=Costo&amp;action=edit&amp;redlink=1" text:style-name="Internet_20_link" text:visited-style-name="Visited_20_Internet_20_Link">costo</text:a><text:span text:style-name="T15">; su mayor </text:span><text:a xlink:type="simple" xlink:href="https://www.ecured.cu/index.php?title=Eficiencia_energética&amp;action=edit&amp;redlink=1" text:style-name="Internet_20_link" text:visited-style-name="Visited_20_Internet_20_Link">eficiencia energética</text:a><text:span text:style-name="T15"> y su reducido tamaño. El bajo costo es debido a que los CI son fabricados siendo impresos como una sola pieza por </text:span><text:a xlink:type="simple" xlink:href="https://www.ecured.cu/index.php?title=Fotolitografía&amp;action=edit&amp;redlink=1" text:style-name="Internet_20_link" text:visited-style-name="Visited_20_Internet_20_Link">fotolitografía</text:a><text:span text:style-name="T15">a partir de una </text:span><text:a xlink:type="simple" xlink:href="https://www.ecured.cu/index.php?title=Oblea&amp;action=edit&amp;redlink=1" text:style-name="Internet_20_link" text:visited-style-name="Visited_20_Internet_20_Link">oblea</text:a><text:span text:style-name="T15">, generalmente de </text:span><text:a xlink:type="simple" xlink:href="https://www.ecured.cu/Silicio" text:style-name="Internet_20_link" text:visited-style-name="Visited_20_Internet_20_Link">silicio</text:a><text:span text:style-name="T15">, permitiendo la producción en cadena de grandes cantidades, con una muy baja tasa de defectos. La elevada eficiencia se debe a que, dada la miniaturización de todos sus componentes, el consumo de energía es considerablemente menor, a iguales condiciones de funcionamiento que un homólogo fabricado con componentes discretos.</text:span></text:p>
      <text:p text:style-name="P17"><text:soft-page-break/><text:span text:style-name="T15">Finalmente, el más notable atributo, es su reducido tamaño en relación a los circuitos discretos; para ilustrar esto: un circuito integrado puede contener desde miles hasta varios millones de </text:span><text:a xlink:type="simple" xlink:href="https://www.ecured.cu/Transistor" text:style-name="Internet_20_link" text:visited-style-name="Visited_20_Internet_20_Link">transistores</text:a><text:span text:style-name="T15"> en unos pocos centímetros cuadrados.</text:span></text:p>
      <text:p text:style-name="P19"/>
      <text:p text:style-name="P17"/>
      <text:p text:style-name="P18">¿Qué es el catabolismo y como se contrarresta? </text:p>
      <text:p text:style-name="P17"/>
      <text:p text:style-name="P17"><text:span text:style-name="T32">El catabolismo se produce cuando el propio organismo, al no recibir alimento, acaba por nutrirse de sus propios tejidos </text:span><text:span text:style-name="Strong_20_Emphasis"><text:span text:style-name="T32">consumiendo de esta manera el músculo </text:span></text:span><text:span text:style-name="T32">y acabando poco a poco con nuestra masa muscular. Un proceso que puede llevarse a cabo en casos en los que sometemos a nuestro cuerpo a </text:span><text:span text:style-name="Strong_20_Emphasis"><text:span text:style-name="T32">duros entrenamientos y no lo alimentamos </text:span></text:span><text:span text:style-name="T32">como es debido para que crezca; o cuando seguimos una </text:span><text:span text:style-name="Strong_20_Emphasis"><text:span text:style-name="T32">dieta de adelgazamiento</text:span></text:span><text:span text:style-name="T32">.</text:span></text:p>
      <text:p text:style-name="P17"><text:span text:style-name="T32">Este proceso nefasto para nuestro cuerpo se produce cuando no dotamos al organismo de las </text:span><text:span text:style-name="Strong_20_Emphasis"><text:span text:style-name="T32">proteínas necesarias </text:span></text:span><text:span text:style-name="T32">que se encuentran en carnes, pescados, huevos, leche... y que son el componente fundamental del tejido muscular. Muchas veces caemos en el error cuando iniciamos una dieta de adelgazamiento de comer poco y mal acabando de esta manera con nuestro tejido muscular y perdiendo tanto el tono como la fuerza.</text:span></text:p>
      <text:p text:style-name="P17"><text:span text:style-name="T32">Nuestros músculos son un relleno que hace que nuestro cuerpo funcione y podamos movernos con normalidad. Si nuestro organismo comienza un proceso de catabolismo muscular, lo que conseguiremos será </text:span><text:span text:style-name="Strong_20_Emphasis"><text:span text:style-name="T32">acabar con nuestra fuerza concentrada en los tejidos musculares</text:span></text:span><text:span text:style-name="T32">, y además, obtendremos una </text:span><text:span text:style-name="Strong_20_Emphasis"><text:span text:style-name="T32">imagen insana</text:span></text:span><text:span text:style-name="T32">. Nuestra piel se quedará colgando y sin relleno.</text:span></text:p>
      <text:p text:style-name="P17"><text:span text:style-name="T32">Para evitar el catabolismo lo importante es </text:span><text:span text:style-name="Strong_20_Emphasis"><text:span text:style-name="T32">dotar al organismo de las proteínas necesarias </text:span></text:span><text:span text:style-name="T32">para que el músculo esté bien alimentado. Normalmente nuestro organismo </text:span><text:span text:style-name="Strong_20_Emphasis"><text:span text:style-name="T32">necesita entorno a 2 gramos de proteínas por kilo de peso</text:span></text:span><text:span text:style-name="T32">. Aunque esta cantidad aumenta en el caso de la gente que quiere aumentar considerablemente su masa muscular, que deberán ingerir entorno a 4 gramos por kilo de peso.</text:span></text:p>
      <text:p text:style-name="P17"><text:span text:style-name="T32">Consumir la cantidad adecuada de proteínas no va a implicar engordar, pues lo que debemos hacer es </text:span><text:span text:style-name="Strong_20_Emphasis"><text:span text:style-name="T32">comprobar que los alimentos que consumimos tienen un mayor aporte proteínico que calórico o de grasas</text:span></text:span><text:span text:style-name="T32">. Es recomendable ingerir proteínas limpias que se encuentran en las carnes blancas como el pollo, pavo... pescados como el atún, salmón... Y en numerosas verduras y cereales.</text:span></text:p>
      <text:p text:style-name="P17"><text:span text:style-name="Fuente_20_de_20_párrafo_20_predeter."><text:span text:style-name="T9"/></text:span></text:p>
      <text:p text:style-name="Standard"><text:span text:style-name="Fuente_20_de_20_párrafo_20_predeter."><text:span text:style-name="T7"/></text:span></text:p>
      <text:p text:style-name="Standard"><text:span text:style-name="Fuente_20_de_20_párrafo_20_predeter."><text:span text:style-name="T7"/></text:span></text:p>
      <text:p text:style-name="Standard"><text:span text:style-name="Fuente_20_de_20_párrafo_20_predeter."><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Nimbus Sans', Helvetica, Arial, sans-serif"/>
    <style:font-face style:name="Oswald" svg:font-family="Oswald, arial, sans-serif"/>
    <style:font-face style:name="apple-system" svg:font-family="apple-system, BlinkMacSystemFont, 'Segoe UI', Helvetica, Arial, sans-serif"/>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ítulo_20_2" style:display-name="Título 2" style:family="paragraph" style:parent-style-name="Heading" style:next-style-name="Text_20_body" style:default-outline-level="2">
      <style:paragraph-properties fo:margin-top="0.353cm" fo:margin-bottom="0cm" loext:contextual-spacing="false" fo:hyphenation-ladder-count="no-limit"/>
      <style:text-properties fo:font-weight="bold" style:font-weight-asian="bold" style:font-weight-complex="bold" fo:hyphenate="false"/>
    </style:style>
    <style:style style:name="Título_20_3" style:display-name="Título 3" style:family="paragraph" style:parent-style-name="Heading" style:next-style-name="Text_20_body" style:default-outline-level="3">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ambria" style:family="paragraph" style:parent-style-name="Table_20_Contents">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ítul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ítulo" style:family="paragraph" style:parent-style-name="Heading" style:next-style-name="Text_20_body">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Fuente_20_de_20_párrafo_20_predeter." style:display-name="Fuente de párrafo predeter."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002cm" fo:margin-bottom="0.501cm" fo:margin-left="2cm" fo:margin-right="1.19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MacOSX_X86_64 LibreOffice_project/f7f06a8f319e4b62f9bc5095aa112a65d2f3ac89</meta:generator>
    <meta:initial-creator>Tanya </meta:initial-creator>
    <meta:creation-date>2017-02-02T00:09:00Z</meta:creation-date>
    <dc:date>2019-08-14T16:38:21.536133151</dc:date>
    <meta:editing-cycles>11</meta:editing-cycles>
    <meta:editing-duration>PT1H2M27S</meta:editing-duration>
    <meta:document-statistic meta:table-count="3" meta:image-count="1" meta:object-count="0" meta:page-count="5" meta:paragraph-count="101" meta:word-count="1605" meta:character-count="10127" meta:non-whitespace-character-count="8614"/>
    <meta:template xlink:type="simple" xlink:actuate="onRequest" xlink:title="" xlink:href="Normal"/>
  </office:meta>
</office:document-meta>
</file>